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dbc65"/>
    </style:style>
    <style:style style:name="P2" style:family="paragraph" style:parent-style-name="Text_20_body" style:list-style-name="L2">
      <style:text-properties officeooo:paragraph-rsid="001dbc65"/>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dbc65"/>
    </style:style>
    <style:style style:name="P5" style:family="paragraph" style:parent-style-name="Text_20_body" style:list-style-name="L2">
      <style:paragraph-properties fo:text-align="justify" style:justify-single-word="false"/>
      <style:text-properties officeooo:paragraph-rsid="001dbc65"/>
    </style:style>
    <style:style style:name="P6" style:family="paragraph" style:parent-style-name="Text_20_body">
      <style:paragraph-properties fo:text-align="justify" style:justify-single-word="false"/>
      <style:text-properties officeooo:paragraph-rsid="001dc68a"/>
    </style:style>
    <style:style style:name="P7" style:family="paragraph" style:parent-style-name="Text_20_body">
      <style:paragraph-properties fo:text-align="justify" style:justify-single-word="false"/>
      <style:text-properties officeooo:paragraph-rsid="001d1b75"/>
    </style:style>
    <style:style style:name="P8" style:family="paragraph" style:parent-style-name="Heading_20_1">
      <style:text-properties officeooo:paragraph-rsid="001dc68a"/>
    </style:style>
    <style:style style:name="P9" style:family="paragraph" style:parent-style-name="Heading_20_1">
      <style:text-properties officeooo:paragraph-rsid="001dbc65"/>
    </style:style>
    <style:style style:name="P10" style:family="paragraph" style:parent-style-name="Subtitle">
      <style:text-properties officeooo:paragraph-rsid="001dc68a"/>
    </style:style>
    <style:style style:name="T1" style:family="text">
      <style:text-properties officeooo:rsid="001c507f"/>
    </style:style>
    <style:style style:name="T2" style:family="text">
      <style:text-properties officeooo:rsid="001d1b75"/>
    </style:style>
    <style:style style:name="T3" style:family="text">
      <style:text-properties style:text-underline-style="none" officeooo:rsid="001d1b75"/>
    </style:style>
    <style:style style:name="T4" style:family="text">
      <style:text-properties style:text-underline-style="none" officeooo:rsid="001dbc65"/>
    </style:style>
    <style:style style:name="T5" style:family="text">
      <style:text-properties officeooo:rsid="001dbc65"/>
    </style:style>
    <style:style style:name="T6" style:family="text">
      <style:text-properties officeooo:rsid="001dc6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EasyMSP Configuration Options</text:span></text:p>
      <text:p text:style-name="P10"><text:span text:style-name="T6">For EasyMSP 1.1.x</text:span></text:p>
      <text:h text:style-name="P8" text:outline-level="1">Changing<text:span text:style-name="T5"> Options</text:span></text:h>
      <text:p text:style-name="Text_20_body"><text:span text:style-name="T6">O</text:span><text:span text:style-name="T5">ption can be changed by setting </text:span><text:span text:style-name="T6">the preprocessor define to ether </text:span><text:span text:style-name="Source_20_Text"><text:span text:style-name="T6">YES</text:span></text:span><text:span text:style-name="T6"> or </text:span><text:span text:style-name="Source_20_Text"><text:span text:style-name="T6">NO</text:span></text:span><text:span text:style-name="T6">. <text:s/>Using </text:span><text:span text:style-name="Source_20_Text"><text:span text:style-name="T6">ON</text:span></text:span><text:span text:style-name="T6"> and </text:span><text:span text:style-name="Source_20_Text"><text:span text:style-name="T6">OFF</text:span></text:span><text:span text:style-name="T6"> is also acceptable.</text:span></text:p>
      <text:h text:style-name="Heading_20_2" text:outline-level="2"><text:span text:style-name="T5">Configuration Location</text:span></text:h>
      <text:p text:style-name="P1"><text:span text:style-name="T5">EasyMSP build time options can ether be set in</text:span></text:p>
      <text:list xml:id="list20546223" text:style-name="L2">
        <text:list-item>
          <text:p text:style-name="P2"><text:span text:style-name="T5">The </text:span><text:span text:style-name="Source_20_Text"><text:span text:style-name="T5">config.h</text:span></text:span><text:span text:style-name="T5"> configuration file </text:span></text:p>
        </text:list-item>
        <text:list-item>
          <text:p text:style-name="P2"><text:span text:style-name="T5">A custom configuration file</text:span></text:p>
        </text:list-item>
        <text:list-item>
          <text:p text:style-name="P5"><text:span text:style-name="T6">Program s</text:span><text:span text:style-name="T5">ource file.</text:span></text:p>
        </text:list-item>
      </text:list>
      <text:p text:style-name="P6"><text:span text:style-name="T5">Set options in the source file if you only changing a few </text:span><text:span text:style-name="T6">options</text:span><text:span text:style-name="T5">, otherwise use a configuration file. </text:span></text:p>
      <text:p text:style-name="P6"><text:span text:style-name="Emphasis"><text:span text:style-name="T6">Note: Changes made in the config.h configuration file will affect all programs compiled with EasyMSP.</text:span></text:span></text:p>
      <text:p text:style-name="P4"><text:span text:style-name="T5">Configuration options in ether a source or custom configuration file must be included before including EasyMSP, otherwise unpredictable results may occur.</text:span></text:p>
      <text:h text:style-name="P9" text:outline-level="1"><text:span text:style-name="T4">Options</text:span></text:h>
      <text:p text:style-name="P1"><text:span text:style-name="T4"/></text:p>
      <text:h text:style-name="Heading_20_2" text:outline-level="2"><text:span text:style-name="T1">_EM_ASCII_LOGO</text:span></text:h>
      <text:p text:style-name="P3"><text:span text:style-name="T2">Enable the ASCII logo to appear in the build console. </text:span><text:span text:style-name="Source_20_Text"><text:span text:style-name="T2">_</text:span></text:span><text:span text:style-name="Source_20_Text"><text:span text:style-name="T3">EM_VERBOSE</text:span></text:span><text:span text:style-name="T3"> must be enabled for this option to work.</text:span></text:p>
      <text:h text:style-name="Heading_20_2" text:outline-level="2"><text:span text:style-name="T1">_EM_VERBOSE</text:span></text:h>
      <text:p text:style-name="P7"><text:span text:style-name="T2">Display EasyMSP remarks while building in the build console. </text:span><text:span text:style-name="T6">EasyMSP Verbose mode requires the TI MSP430 C/C++ compiler. This option has n</text:span><text:span text:style-name="T2">o effect in GCC.</text:span></text:p>
      <text:h text:style-name="Heading_20_2" text:outline-level="2"><text:span text:style-name="T1">_EM_EASYTYPES</text:span></text:h>
      <text:p text:style-name="P7"><text:span text:style-name="T2">Use easy type definitions such as </text:span><text:span text:style-name="Source_20_Text"><text:span text:style-name="T2">byte</text:span></text:span><text:span text:style-name="T2"> for </text:span><text:span text:style-name="Source_20_Text"><text:span text:style-name="T2">unsigned char</text:span></text:span><text:span text:style-name="T2"> and </text:span><text:span text:style-name="Source_20_Text"><text:span text:style-name="T2">word</text:span></text:span><text:span text:style-name="T2"> for </text:span><text:span text:style-name="Source_20_Text"><text:span text:style-name="T2">unsigned short int</text:span></text:span><text:span text:style-name="T2">. </text:span></text:p>
      <text:h text:style-name="Heading_20_2" text:outline-level="2"><text:span text:style-name="T1">_EM_PREINIT_VECTORS</text:span></text:h>
      <text:p text:style-name="P7"><text:span text:style-name="T2">When enabled, </text:span><text:span text:style-name="Source_20_Text"><text:span text:style-name="T2">_EM_PREINIT_VECTORS</text:span></text:span><text:span text:style-name="T2"> point all unused function vectors to the </text:span><text:span text:style-name="Source_20_Text"><text:span text:style-name="T2">NULL</text:span></text:span><text:span text:style-name="T2"> pointer.</text:span></text:p>
      <text:h text:style-name="Heading_20_2" text:outline-level="2"><text:soft-page-break/><text:span text:style-name="T1">_EM_SOFTWARE_DELAY</text:span></text:h>
      <text:p text:style-name="P7"><text:span text:style-name="T2">Use software based delays. When Software based delays are used, the MSP430 does not enter any low power modes while delaying. Disabling software delays provides hardware based delays, which can enter low power modes, at the cost of a timer. </text:span></text:p>
      <text:h text:style-name="Heading_20_2" text:outline-level="2"><text:span text:style-name="T1">_EM_INIT_BOARD_GPIO</text:span></text:h>
      <text:p text:style-name="P4"><text:span text:style-name="T5">Configures GPIO for on board features such as LEDs and Butt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efinition"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Burmeister</meta:initial-creator>
    <meta:creation-date>2012-12-10T23:18:59.78</meta:creation-date>
    <dc:date>2012-12-11T00:57:55.72</dc:date>
    <dc:creator>Matthew Burmeister</dc:creator>
    <meta:editing-duration>PT1H8M15S</meta:editing-duration>
    <meta:editing-cycles>2</meta:editing-cycles>
    <meta:generator>LibreOffice/3.6$Windows_x86 LibreOffice_project/e29a214-2bbed72-0621de6-a97528c-8f066d</meta:generator>
    <meta:document-statistic meta:table-count="0" meta:image-count="0" meta:object-count="0" meta:page-count="2" meta:paragraph-count="25" meta:word-count="238" meta:character-count="1527" meta:non-whitespace-character-count="1312"/>
  </office:meta>
</office:document-meta>
</file>